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0398in" fo:margin-bottom="0.0398in" loext:contextual-spacing="false" fo:line-height="120%" fo:text-align="justify" style:justify-single-word="false" style:writing-mode="lr-tb"/>
      <style:text-properties officeooo:paragraph-rsid="0039ebae"/>
    </style:style>
    <style:style style:name="P3" style:family="paragraph" style:parent-style-name="Table_20_Contents">
      <style:paragraph-properties fo:margin-top="0.0398in" fo:margin-bottom="0.0398in" loext:contextual-spacing="false" fo:line-height="120%" fo:text-align="justify" style:justify-single-word="false" style:writing-mode="lr-tb"/>
      <style:text-properties fo:font-weight="normal" officeooo:paragraph-rsid="0039ebae" style:font-weight-asian="normal" style:font-weight-complex="normal"/>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61c6d" officeooo:paragraph-rsid="0039ebae"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b2c3"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ebae" style:text-blinking="false" fo:background-color="transparent"/>
    </style:style>
    <style:style style:name="P7" style:family="paragraph" style:parent-style-name="Text_20_body" style:list-style-name="L1">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ebae" style:text-blinking="false" fo:background-color="transparent"/>
    </style:style>
    <style:style style:name="P8" style:family="paragraph" style:parent-style-name="Text_20_body">
      <style:paragraph-properties fo:margin-top="0.0398in" fo:margin-bottom="0.0398in" loext:contextual-spacing="false" fo:line-height="138%" fo:text-align="justify" style:justify-single-word="false" style:writing-mode="lr-tb"/>
      <style:text-properties officeooo:paragraph-rsid="0039ebae"/>
    </style:style>
    <style:style style:name="P9" style:family="paragraph" style:parent-style-name="Text_20_body" style:master-page-name="">
      <style:paragraph-properties fo:margin-left="0in" fo:margin-right="0in" fo:margin-top="0.0398in" fo:margin-bottom="0.0398in" loext:contextual-spacing="false" fo:line-height="138%" fo:text-align="center" style:justify-single-word="false" fo:text-indent="0in" style:auto-text-indent="false" style:page-number="auto"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308968"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e54a"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f32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9ebae"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27d2a5"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261c6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officeooo:rsid="0027d2a5"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officeooo:rsid="0027d2a5"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5" style:family="text">
      <style:text-properties fo:font-style="italic"/>
    </style:style>
    <style:style style:name="T16" style:family="text">
      <style:text-properties fo:font-style="italic" officeooo:rsid="0039ebae"/>
    </style:style>
    <style:style style:name="T17" style:family="text">
      <style:text-properties style:font-name="Courier New" fo:font-weight="bold"/>
    </style:style>
    <style:style style:name="T18" style:family="text">
      <style:text-properties officeooo:rsid="003719c3"/>
    </style:style>
    <style:style style:name="T19" style:family="text">
      <style:text-properties officeooo:rsid="0027d2a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5">1</text:span><text:span text:style-name="T2">.</text:span><text:span text:style-name="T5">2</text:span><text:span text:style-name="T1">. </text:span><text:span text:style-name="T4">Otra vez e</text:span><text:span text:style-name="T3">l cabezal juega a ser mimo</text:span></text:p>
      <text:p text:style-name="P5"><text:bookmark text:name="docs-internal-guid-0fbdf1c9-66cf-07cf-1f75-35b47a03f929"/>¿Te acordás de la actividad “<text:span text:style-name="T15">El cabezal </text:span><text:span text:style-name="T16">juega a ser mimo</text:span><text:span text:style-name="T15">”</text:span>? Ahí el cabezal tenía que imitar la cantidad de bolitas azules usando bolitas rojas y tuviste que descubrir la expresión primitiva <text:span text:style-name="T17">nroBolitas </text:span>para hacerlo. En esta actividad hay que hacer algo parecido: imitar las bolitas azules de la celda actual con bolitas rojas; ¡<text:span text:style-name="T15">pero </text:span>la gran diferencia es que la imitación tiene que hacerse <text:span text:style-name="T15">en la celda de al lado</text:span>! Tenés que <text:span text:style-name="T18">construir</text:span> un programa que imite la cantidad de bolitas azules de la celda actual, poniendo la misma cantidad de bolitas rojas en la celda de al lado, al Este. Como siempre, el programa tiene que funcionar en varios tableros diferentes. Te mostramos algunos tableros iniciales y sus correspondientes tableros finales.</text:p>
      <text:p text:style-name="P9"><text:span text:style-name="T13"><draw:frame draw:style-name="fr1" draw:name="Image1" text:anchor-type="as-char" svg:width="2.9528in" svg:height="1.102in" draw:z-index="0"><draw:image xlink:href="https://lh6.googleusercontent.com/DrCyYMtvVYIpYQuK26xfUaud_3ASaL7cv-yMaKQho5cNI7o7evbbrKaFJP2JUlLZI3d1d8cvtGKOR-ukRDC7nmbePX8aJAdkdc-olF8V00dWvx6JXQy3MoqN78CBajoIKoLjRWrG" xlink:type="simple" xlink:show="embed" xlink:actuate="onLoad" loext:mime-type="image/png"/><svg:title>OtraVezElMimo-1.PNG</svg:title></draw:frame></text:span><text:span text:style-name="T13"><text:s text:c="6"/></text:span><text:span text:style-name="T13"><draw:frame draw:style-name="fr1" draw:name="Image2" text:anchor-type="as-char" svg:width="2.9528in" svg:height="1.1063in" draw:z-index="1"><draw:image xlink:href="https://lh4.googleusercontent.com/ppueWPtVJFRObSo54BEQXIZRlo4-3-gYD8J142ANbvPlQ_zWsBEl0mfqSXOyTfP1V1DAw75FK8-q8jmz3D7kdGZpirGOYafjghbIBCK2gebadSBlZoKcV_BqgxyelF1g2_SxFKGF" xlink:type="simple" xlink:show="embed" xlink:actuate="onLoad" loext:mime-type="image/png"/></draw:frame></text:span></text:p>
      <text:p text:style-name="P8"><text:span text:style-name="T6">Vas a precisar alguna forma de </text:span><text:span text:style-name="T12">recordar </text:span><text:span text:style-name="T6">cuántas bolitas azules hay en la celda actual </text:span><text:span text:style-name="T12">antes </text:span><text:span text:style-name="T6">de moverte al Este, porque si te movés sin recordar, ¡la expresión </text:span><text:span text:style-name="T14">nroBolitas(Azul)</text:span><text:span text:style-name="T13"> </text:span><text:span text:style-name="T6">te va a dar cero y no el número que precisás! Lo que necesitás es una variable, como en la actividad anterior. ¿Qué te parece </text:span><text:span text:style-name="T14">cantidadDeAzulesAImitar</text:span><text:span text:style-name="T6"> para el nombre con el que recordar el dato importante? <text:s/></text:span></text:p>
      <table:table table:name="Table2" table:style-name="Table2">
        <table:table-column table:style-name="Table2.A"/>
        <table:table-row>
          <table:table-cell table:style-name="Table2.A1" office:value-type="string">
            <text:p text:style-name="P2"><text:span text:style-name="T9">Pastilla: </text:span><text:span text:style-name="T10">Déjà vu</text:span></text:p>
            <text:p text:style-name="P3"><text:span text:style-name="T11">¿No te resulta familiar esta actividad? Quizás hayas hecho algo parecido cuando tuviste que imitar el largo del pasto de tu vecino… Pero cuando te propusimos esa actividad, no tenías variables, y por eso era más difícil.</text:span></text:p>
          </table:table-cell>
        </table:table-row>
      </table:table>
      <text:p text:style-name="P6"/>
      <text:list xml:id="list3222515785"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16T10:35:44.255000000</dc:date>
    <meta:editing-duration>PT27M3S</meta:editing-duration>
    <meta:editing-cycles>36</meta:editing-cycles>
    <meta:generator>LibreOffice/6.1.0.3$Windows_X86_64 LibreOffice_project/efb621ed25068d70781dc026f7e9c5187a4decd1</meta:generator>
    <meta:document-statistic meta:table-count="1" meta:image-count="2" meta:object-count="0" meta:page-count="1" meta:paragraph-count="6" meta:word-count="238" meta:character-count="1413" meta:non-whitespace-character-count="1172"/>
  </office:meta>
</office:document-meta>
</file>